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1">
            <text:p><text:span text:style-name="T2">BAY NDIOGOU RAIL B</text:span>A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19T00:00:00" table:style-name="ce2">
            <text:p>19/06/2023</text:p>
          </table:table-cell>
          <table:table-cell table:style-name="ce1"/>
          <table:table-cell office:value-type="string" table:style-name="ce1">
            <text:p>AV CONSTRUCTION<text:s/></text:p>
          </table:table-cell>
          <table:table-cell table:number-columns-repeated="3" table:style-name="ce1"/>
          <table:table-cell office:value-type="float" office:value="150000" table:style-name="ce1">
            <text:p>150000</text:p>
          </table:table-cell>
          <table:table-cell table:number-columns-repeated="16377"/>
        </table:table-row>
        <table:table-row table:style-name="ro2">
          <table:table-cell office:value-type="date" office:date-value="2023-07-17T00:00:00" table:style-name="ce2">
            <text:p>17/07/20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U AR A26 08</text:p>
          </table:table-cell>
          <table:table-cell office:value-type="string" table:style-name="ce1">
            <text:p>212-19R9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office:value-type="float" office:value="120000" table:style-name="ce1">
            <text:p>120000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HARE PJRO 91-99</text:p>
          </table:table-cell>
          <table:table-cell office:value-type="string" table:style-name="ce1">
            <text:p>214-1146</text:p>
          </table:table-cell>
          <table:table-cell table:style-name="ce1"/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table:number-columns-repeated="16377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meta:initial-creator>HP</meta:initial-creator>
    <dc:creator>moustapha gueye</dc:creator>
    <meta:creation-date>2023-07-20T10:34:35Z</meta:creation-date>
    <dc:date>2023-08-16T16:45:05Z</dc:date>
  </office:meta>
</office:document-meta>
</file>